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8in" svg:height="3.5457in" svg:x="7.9299in" svg:y="12.1386in">
            <draw:object draw:notify-on-update-of-ranges="Sheet1.BT1:Sheet1.BT60 Sheet1.BU1:Sheet1.BU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494659063409" calcext:value-type="float">
            <text:p>2.99495</text:p>
          </table:table-cell>
          <table:table-cell office:value-type="float" office:value="3.00117417439692" calcext:value-type="float">
            <text:p>3.00117</text:p>
          </table:table-cell>
          <table:table-cell office:value-type="float" office:value="5.98386206245491" calcext:value-type="float">
            <text:p>5.98386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494659063409" calcext:value-type="float">
            <text:p>2.99495</text:p>
          </table:table-cell>
          <table:table-cell office:value-type="float" office:value="3.00117417439692" calcext:value-type="float">
            <text:p>3.00117</text:p>
          </table:table-cell>
          <table:table-cell office:value-type="float" office:value="5.98386206245491" calcext:value-type="float">
            <text:p>5.98386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495670533479" calcext:value-type="float">
            <text:p>2.99496</text:p>
          </table:table-cell>
          <table:table-cell office:value-type="float" office:value="3.00116743126312" calcext:value-type="float">
            <text:p>3.00117</text:p>
          </table:table-cell>
          <table:table-cell office:value-type="float" office:value="5.98388229185632" calcext:value-type="float">
            <text:p>5.98388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495670533479" calcext:value-type="float">
            <text:p>2.99496</text:p>
          </table:table-cell>
          <table:table-cell office:value-type="float" office:value="3.00116743126312" calcext:value-type="float">
            <text:p>3.00117</text:p>
          </table:table-cell>
          <table:table-cell office:value-type="float" office:value="5.98388229185632" calcext:value-type="float">
            <text:p>5.98388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497185490874" calcext:value-type="float">
            <text:p>2.99497</text:p>
          </table:table-cell>
          <table:table-cell office:value-type="float" office:value="3.00115733154715" calcext:value-type="float">
            <text:p>3.00116</text:p>
          </table:table-cell>
          <table:table-cell office:value-type="float" office:value="5.98391259100421" calcext:value-type="float">
            <text:p>5.9839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497185490874" calcext:value-type="float">
            <text:p>2.99497</text:p>
          </table:table-cell>
          <table:table-cell office:value-type="float" office:value="3.00115733154715" calcext:value-type="float">
            <text:p>3.00116</text:p>
          </table:table-cell>
          <table:table-cell office:value-type="float" office:value="5.98391259100421" calcext:value-type="float">
            <text:p>5.9839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01721372213" calcext:value-type="float">
            <text:p>2.99502</text:p>
          </table:table-cell>
          <table:table-cell office:value-type="float" office:value="3.00112709233823" calcext:value-type="float">
            <text:p>3.00113</text:p>
          </table:table-cell>
          <table:table-cell office:value-type="float" office:value="5.98400330863099" calcext:value-type="float">
            <text:p>5.984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01721372213" calcext:value-type="float">
            <text:p>2.99502</text:p>
          </table:table-cell>
          <table:table-cell office:value-type="float" office:value="3.00112709233823" calcext:value-type="float">
            <text:p>3.00113</text:p>
          </table:table-cell>
          <table:table-cell office:value-type="float" office:value="5.98400330863099" calcext:value-type="float">
            <text:p>5.984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04414130312" calcext:value-type="float">
            <text:p>2.99504</text:p>
          </table:table-cell>
          <table:table-cell office:value-type="float" office:value="3.00110914061757" calcext:value-type="float">
            <text:p>3.00111</text:p>
          </table:table-cell>
          <table:table-cell office:value-type="float" office:value="5.98405716379297" calcext:value-type="float">
            <text:p>5.98406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04414130312" calcext:value-type="float">
            <text:p>2.99504</text:p>
          </table:table-cell>
          <table:table-cell office:value-type="float" office:value="3.00110914061757" calcext:value-type="float">
            <text:p>3.00111</text:p>
          </table:table-cell>
          <table:table-cell office:value-type="float" office:value="5.98405716379297" calcext:value-type="float">
            <text:p>5.98406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07219273974" calcext:value-type="float">
            <text:p>2.99507</text:p>
          </table:table-cell>
          <table:table-cell office:value-type="float" office:value="3.00109043965982" calcext:value-type="float">
            <text:p>3.00109</text:p>
          </table:table-cell>
          <table:table-cell office:value-type="float" office:value="5.98411326666622" calcext:value-type="float">
            <text:p>5.9841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07219273974" calcext:value-type="float">
            <text:p>2.99507</text:p>
          </table:table-cell>
          <table:table-cell office:value-type="float" office:value="3.00109043965982" calcext:value-type="float">
            <text:p>3.00109</text:p>
          </table:table-cell>
          <table:table-cell office:value-type="float" office:value="5.98411326666622" calcext:value-type="float">
            <text:p>5.9841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09399553904" calcext:value-type="float">
            <text:p>2.99509</text:p>
          </table:table-cell>
          <table:table-cell office:value-type="float" office:value="3.00107478060465" calcext:value-type="float">
            <text:p>3.00107</text:p>
          </table:table-cell>
          <table:table-cell office:value-type="float" office:value="5.98415012913101" calcext:value-type="float">
            <text:p>5.9841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09399553904" calcext:value-type="float">
            <text:p>2.99509</text:p>
          </table:table-cell>
          <table:table-cell office:value-type="float" office:value="3.00107478060465" calcext:value-type="float">
            <text:p>3.00107</text:p>
          </table:table-cell>
          <table:table-cell office:value-type="float" office:value="5.98415012913101" calcext:value-type="float">
            <text:p>5.9841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0321115524" calcext:value-type="float">
            <text:p>2.9951</text:p>
          </table:table-cell>
          <table:table-cell office:value-type="float" office:value="3.00106578975958" calcext:value-type="float">
            <text:p>3.00107</text:p>
          </table:table-cell>
          <table:table-cell office:value-type="float" office:value="5.98416685210285" calcext:value-type="float">
            <text:p>5.98417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2110293693" calcext:value-type="float">
            <text:p>2.99512</text:p>
          </table:table-cell>
          <table:table-cell office:value-type="float" office:value="3.00105783286169" calcext:value-type="float">
            <text:p>3.00106</text:p>
          </table:table-cell>
          <table:table-cell office:value-type="float" office:value="5.9842110870606" calcext:value-type="float">
            <text:p>5.9842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2110293693" calcext:value-type="float">
            <text:p>2.99512</text:p>
          </table:table-cell>
          <table:table-cell office:value-type="float" office:value="3.00105783286169" calcext:value-type="float">
            <text:p>3.00106</text:p>
          </table:table-cell>
          <table:table-cell office:value-type="float" office:value="5.9842110870606" calcext:value-type="float">
            <text:p>5.9842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3479899093" calcext:value-type="float">
            <text:p>2.99513</text:p>
          </table:table-cell>
          <table:table-cell office:value-type="float" office:value="3.00104710378657" calcext:value-type="float">
            <text:p>3.00105</text:p>
          </table:table-cell>
          <table:table-cell office:value-type="float" office:value="5.98423698069441" calcext:value-type="float">
            <text:p>5.98424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3479899093" calcext:value-type="float">
            <text:p>2.99513</text:p>
          </table:table-cell>
          <table:table-cell office:value-type="float" office:value="3.00104710378657" calcext:value-type="float">
            <text:p>3.00105</text:p>
          </table:table-cell>
          <table:table-cell office:value-type="float" office:value="5.98423698069441" calcext:value-type="float">
            <text:p>5.98424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4491369163" calcext:value-type="float">
            <text:p>2.99514</text:p>
          </table:table-cell>
          <table:table-cell office:value-type="float" office:value="3.00104036065277" calcext:value-type="float">
            <text:p>3.00104</text:p>
          </table:table-cell>
          <table:table-cell office:value-type="float" office:value="5.98425721009582" calcext:value-type="float">
            <text:p>5.98426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5955378436" calcext:value-type="float">
            <text:p>2.99516</text:p>
          </table:table-cell>
          <table:table-cell office:value-type="float" office:value="3.00103214901427" calcext:value-type="float">
            <text:p>3.00103</text:p>
          </table:table-cell>
          <table:table-cell office:value-type="float" office:value="5.98428795878597" calcext:value-type="float">
            <text:p>5.9842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9517632171042" calcext:value-type="float">
            <text:p>2.99518</text:p>
          </table:table-cell>
          <table:table-cell office:value-type="float" office:value="3.00102097039689" calcext:value-type="float">
            <text:p>3.00102</text:p>
          </table:table-cell>
          <table:table-cell office:value-type="float" office:value="5.98432149463809" calcext:value-type="float">
            <text:p>5.98432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9806457075" calcext:value-type="float">
            <text:p>2.9952</text:p>
          </table:table-cell>
          <table:table-cell office:value-type="float" office:value="3.00100592571614" calcext:value-type="float">
            <text:p>3.00101</text:p>
          </table:table-cell>
          <table:table-cell office:value-type="float" office:value="5.98436222316626" calcext:value-type="float">
            <text:p>5.98436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19806457075" calcext:value-type="float">
            <text:p>2.9952</text:p>
          </table:table-cell>
          <table:table-cell office:value-type="float" office:value="3.00100592571614" calcext:value-type="float">
            <text:p>3.00101</text:p>
          </table:table-cell>
          <table:table-cell office:value-type="float" office:value="5.98436222316626" calcext:value-type="float">
            <text:p>5.98436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21702026911" calcext:value-type="float">
            <text:p>2.99522</text:p>
          </table:table-cell>
          <table:table-cell office:value-type="float" office:value="3.00099378807529" calcext:value-type="float">
            <text:p>3.00099</text:p>
          </table:table-cell>
          <table:table-cell office:value-type="float" office:value="5.98440259206063" calcext:value-type="float">
            <text:p>5.9844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21702026911" calcext:value-type="float">
            <text:p>2.99522</text:p>
          </table:table-cell>
          <table:table-cell office:value-type="float" office:value="3.00099378807529" calcext:value-type="float">
            <text:p>3.00099</text:p>
          </table:table-cell>
          <table:table-cell office:value-type="float" office:value="5.98440259206063" calcext:value-type="float">
            <text:p>5.9844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26056592874" calcext:value-type="float">
            <text:p>2.99526</text:p>
          </table:table-cell>
          <table:table-cell office:value-type="float" office:value="3.00096480758468" calcext:value-type="float">
            <text:p>3.00096</text:p>
          </table:table-cell>
          <table:table-cell office:value-type="float" office:value="5.98448998307473" calcext:value-type="float">
            <text:p>5.9844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26056592874" calcext:value-type="float">
            <text:p>2.99526</text:p>
          </table:table-cell>
          <table:table-cell office:value-type="float" office:value="3.00096480758468" calcext:value-type="float">
            <text:p>3.00096</text:p>
          </table:table-cell>
          <table:table-cell office:value-type="float" office:value="5.98448998307473" calcext:value-type="float">
            <text:p>5.9844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27068062945" calcext:value-type="float">
            <text:p>2.99527</text:p>
          </table:table-cell>
          <table:table-cell office:value-type="float" office:value="3.00095806445087" calcext:value-type="float">
            <text:p>3.00096</text:p>
          </table:table-cell>
          <table:table-cell office:value-type="float" office:value="5.98451021247615" calcext:value-type="float">
            <text:p>5.9845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27068062945" calcext:value-type="float">
            <text:p>2.99527</text:p>
          </table:table-cell>
          <table:table-cell office:value-type="float" office:value="3.00095806445087" calcext:value-type="float">
            <text:p>3.00096</text:p>
          </table:table-cell>
          <table:table-cell office:value-type="float" office:value="5.98451021247615" calcext:value-type="float">
            <text:p>5.9845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28807791466" calcext:value-type="float">
            <text:p>2.99529</text:p>
          </table:table-cell>
          <table:table-cell office:value-type="float" office:value="3.00093919866096" calcext:value-type="float">
            <text:p>3.00094</text:p>
          </table:table-cell>
          <table:table-cell office:value-type="float" office:value="5.98453295931418" calcext:value-type="float">
            <text:p>5.98453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0172901443" calcext:value-type="float">
            <text:p>2.9953</text:p>
          </table:table-cell>
          <table:table-cell office:value-type="float" office:value="3.00093591700251" calcext:value-type="float">
            <text:p>3.00094</text:p>
          </table:table-cell>
          <table:table-cell office:value-type="float" office:value="5.98457144013109" calcext:value-type="float">
            <text:p>5.98457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0172901443" calcext:value-type="float">
            <text:p>2.9953</text:p>
          </table:table-cell>
          <table:table-cell office:value-type="float" office:value="3.00093591700251" calcext:value-type="float">
            <text:p>3.00094</text:p>
          </table:table-cell>
          <table:table-cell office:value-type="float" office:value="5.98457144013109" calcext:value-type="float">
            <text:p>5.98457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3325691115" calcext:value-type="float">
            <text:p>2.99533</text:p>
          </table:table-cell>
          <table:table-cell office:value-type="float" office:value="3.00091484845556" calcext:value-type="float">
            <text:p>3.00091</text:p>
          </table:table-cell>
          <table:table-cell office:value-type="float" office:value="5.98463419622969" calcext:value-type="float">
            <text:p>5.98463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9533325691115" calcext:value-type="float">
            <text:p>2.99533</text:p>
          </table:table-cell>
          <table:table-cell office:value-type="float" office:value="3.00091484845556" calcext:value-type="float">
            <text:p>3.00091</text:p>
          </table:table-cell>
          <table:table-cell office:value-type="float" office:value="5.98463419622969" calcext:value-type="float">
            <text:p>5.98463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5005480669" calcext:value-type="float">
            <text:p>2.99535</text:p>
          </table:table-cell>
          <table:table-cell office:value-type="float" office:value="3.00090369980767" calcext:value-type="float">
            <text:p>3.0009</text:p>
          </table:table-cell>
          <table:table-cell office:value-type="float" office:value="5.98466809171561" calcext:value-type="float">
            <text:p>5.98467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5005480669" calcext:value-type="float">
            <text:p>2.99535</text:p>
          </table:table-cell>
          <table:table-cell office:value-type="float" office:value="3.00090369980767" calcext:value-type="float">
            <text:p>3.0009</text:p>
          </table:table-cell>
          <table:table-cell office:value-type="float" office:value="5.98466809171561" calcext:value-type="float">
            <text:p>5.98467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6021446162" calcext:value-type="float">
            <text:p>2.99536</text:p>
          </table:table-cell>
          <table:table-cell office:value-type="float" office:value="3.00089692670438" calcext:value-type="float">
            <text:p>3.0009</text:p>
          </table:table-cell>
          <table:table-cell office:value-type="float" office:value="5.98468841102547" calcext:value-type="float">
            <text:p>5.9846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6021446162" calcext:value-type="float">
            <text:p>2.99536</text:p>
          </table:table-cell>
          <table:table-cell office:value-type="float" office:value="3.00089692670438" calcext:value-type="float">
            <text:p>3.0009</text:p>
          </table:table-cell>
          <table:table-cell office:value-type="float" office:value="5.98468841102547" calcext:value-type="float">
            <text:p>5.9846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7374568346" calcext:value-type="float">
            <text:p>2.99537</text:p>
          </table:table-cell>
          <table:table-cell office:value-type="float" office:value="3.00088790588983" calcext:value-type="float">
            <text:p>3.00089</text:p>
          </table:table-cell>
          <table:table-cell office:value-type="float" office:value="5.98471547346914" calcext:value-type="float">
            <text:p>5.98472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7374568346" calcext:value-type="float">
            <text:p>2.99537</text:p>
          </table:table-cell>
          <table:table-cell office:value-type="float" office:value="3.00088790588983" calcext:value-type="float">
            <text:p>3.00089</text:p>
          </table:table-cell>
          <table:table-cell office:value-type="float" office:value="5.98471547346914" calcext:value-type="float">
            <text:p>5.98472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8386038416" calcext:value-type="float">
            <text:p>2.99538</text:p>
          </table:table-cell>
          <table:table-cell office:value-type="float" office:value="3.00088116275602" calcext:value-type="float">
            <text:p>3.00088</text:p>
          </table:table-cell>
          <table:table-cell office:value-type="float" office:value="5.98473570287055" calcext:value-type="float">
            <text:p>5.98474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38386038416" calcext:value-type="float">
            <text:p>2.99538</text:p>
          </table:table-cell>
          <table:table-cell office:value-type="float" office:value="3.00088116275602" calcext:value-type="float">
            <text:p>3.00088</text:p>
          </table:table-cell>
          <table:table-cell office:value-type="float" office:value="5.98473570287055" calcext:value-type="float">
            <text:p>5.98474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0121271515" calcext:value-type="float">
            <text:p>2.9954</text:p>
          </table:table-cell>
          <table:table-cell office:value-type="float" office:value="3.00087109300954" calcext:value-type="float">
            <text:p>3.00087</text:p>
          </table:table-cell>
          <table:table-cell office:value-type="float" office:value="5.98477130661704" calcext:value-type="float">
            <text:p>5.98477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1811550389" calcext:value-type="float">
            <text:p>2.99542</text:p>
          </table:table-cell>
          <table:table-cell office:value-type="float" office:value="3.00085982448372" calcext:value-type="float">
            <text:p>3.00086</text:p>
          </table:table-cell>
          <table:table-cell office:value-type="float" office:value="5.98480511219451" calcext:value-type="float">
            <text:p>5.9848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1811550389" calcext:value-type="float">
            <text:p>2.99542</text:p>
          </table:table-cell>
          <table:table-cell office:value-type="float" office:value="3.00085982448372" calcext:value-type="float">
            <text:p>3.00086</text:p>
          </table:table-cell>
          <table:table-cell office:value-type="float" office:value="5.98480511219451" calcext:value-type="float">
            <text:p>5.9848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4989814122" calcext:value-type="float">
            <text:p>2.99545</text:p>
          </table:table-cell>
          <table:table-cell office:value-type="float" office:value="3.00083863605883" calcext:value-type="float">
            <text:p>3.00084</text:p>
          </table:table-cell>
          <table:table-cell office:value-type="float" office:value="5.98486867746917" calcext:value-type="float">
            <text:p>5.98487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4989814122" calcext:value-type="float">
            <text:p>2.99545</text:p>
          </table:table-cell>
          <table:table-cell office:value-type="float" office:value="3.00083863605883" calcext:value-type="float">
            <text:p>3.00084</text:p>
          </table:table-cell>
          <table:table-cell office:value-type="float" office:value="5.98486867746917" calcext:value-type="float">
            <text:p>5.98487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6934833606" calcext:value-type="float">
            <text:p>2.99547</text:p>
          </table:table-cell>
          <table:table-cell office:value-type="float" office:value="3.00082482012691" calcext:value-type="float">
            <text:p>3.00082</text:p>
          </table:table-cell>
          <table:table-cell office:value-type="float" office:value="5.98490248304664" calcext:value-type="float">
            <text:p>5.984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6934833606" calcext:value-type="float">
            <text:p>2.99547</text:p>
          </table:table-cell>
          <table:table-cell office:value-type="float" office:value="3.00082482012691" calcext:value-type="float">
            <text:p>3.00082</text:p>
          </table:table-cell>
          <table:table-cell office:value-type="float" office:value="5.98490248304664" calcext:value-type="float">
            <text:p>5.984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8087160249" calcext:value-type="float">
            <text:p>2.99548</text:p>
          </table:table-cell>
          <table:table-cell office:value-type="float" office:value="3.00081798708465" calcext:value-type="float">
            <text:p>3.00082</text:p>
          </table:table-cell>
          <table:table-cell office:value-type="float" office:value="5.98493062439171" calcext:value-type="float">
            <text:p>5.98493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4901621424" calcext:value-type="float">
            <text:p>2.99549</text:p>
          </table:table-cell>
          <table:table-cell office:value-type="float" office:value="3.00080899623958" calcext:value-type="float">
            <text:p>3.00081</text:p>
          </table:table-cell>
          <table:table-cell office:value-type="float" office:value="5.98494752718045" calcext:value-type="float">
            <text:p>5.9849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50878817644" calcext:value-type="float">
            <text:p>2.99551</text:p>
          </table:table-cell>
          <table:table-cell office:value-type="float" office:value="3.00079937603535" calcext:value-type="float">
            <text:p>3.0008</text:p>
          </table:table-cell>
          <table:table-cell office:value-type="float" office:value="5.98498645753961" calcext:value-type="float">
            <text:p>5.9849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50878817644" calcext:value-type="float">
            <text:p>2.99551</text:p>
          </table:table-cell>
          <table:table-cell office:value-type="float" office:value="3.00079937603535" calcext:value-type="float">
            <text:p>3.0008</text:p>
          </table:table-cell>
          <table:table-cell office:value-type="float" office:value="5.98498645753961" calcext:value-type="float">
            <text:p>5.98499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52191481024" calcext:value-type="float">
            <text:p>2.99552</text:p>
          </table:table-cell>
          <table:table-cell office:value-type="float" office:value="3.00079062494615" calcext:value-type="float">
            <text:p>3.00079</text:p>
          </table:table-cell>
          <table:table-cell office:value-type="float" office:value="5.98501271080722" calcext:value-type="float">
            <text:p>5.9850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52191481024" calcext:value-type="float">
            <text:p>2.99552</text:p>
          </table:table-cell>
          <table:table-cell office:value-type="float" office:value="3.00079062494615" calcext:value-type="float">
            <text:p>3.00079</text:p>
          </table:table-cell>
          <table:table-cell office:value-type="float" office:value="5.98501271080722" calcext:value-type="float">
            <text:p>5.98501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554142494405" calcext:value-type="float">
            <text:p>2.99554</text:p>
          </table:table-cell>
          <table:table-cell office:value-type="float" office:value="3.00077761819028" calcext:value-type="float">
            <text:p>3.00078</text:p>
          </table:table-cell>
          <table:table-cell office:value-type="float" office:value="5.98505173107483" calcext:value-type="float">
            <text:p>5.98505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618253213665" calcext:value-type="float">
            <text:p>2.99618</text:p>
          </table:table-cell>
          <table:table-cell office:value-type="float" office:value="2.9996920335868" calcext:value-type="float">
            <text:p>2.99969</text:p>
          </table:table-cell>
          <table:table-cell office:value-type="float" office:value="5.98505514759596" calcext:value-type="float">
            <text:p>5.98506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619260188313" calcext:value-type="float">
            <text:p>2.99619</text:p>
          </table:table-cell>
          <table:table-cell office:value-type="float" office:value="2.99968532042248" calcext:value-type="float">
            <text:p>2.99969</text:p>
          </table:table-cell>
          <table:table-cell office:value-type="float" office:value="5.98507528708892" calcext:value-type="float">
            <text:p>5.98508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9619260188313" calcext:value-type="float">
            <text:p>2.99619</text:p>
          </table:table-cell>
          <table:table-cell office:value-type="float" office:value="2.99968532042248" calcext:value-type="float">
            <text:p>2.99969</text:p>
          </table:table-cell>
          <table:table-cell office:value-type="float" office:value="5.98507528708892" calcext:value-type="float">
            <text:p>5.98508</text:p>
          </table:table-cell>
          <table:table-cell office:value-type="float" office:value="66734550" calcext:value-type="float">
            <text:p>66734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formula="of:=SUM([.A1:.A10])" office:value-type="float" office:value="0" calcext:value-type="float">
            <text:p>0</text:p>
          </table:table-cell>
          <table:table-cell table:formula="of:=SUM([.B1:.B10])" office:value-type="float" office:value="6" calcext:value-type="float">
            <text:p>6</text:p>
          </table:table-cell>
          <table:table-cell table:formula="of:=SUM([.C1:.C10])" office:value-type="float" office:value="0" calcext:value-type="float">
            <text:p>0</text:p>
          </table:table-cell>
          <table:table-cell table:formula="of:=SUM([.D1:.D10])" office:value-type="float" office:value="4" calcext:value-type="float">
            <text:p>4</text:p>
          </table:table-cell>
          <table:table-cell table:formula="of:=SUM([.E1:.E10])" office:value-type="float" office:value="10" calcext:value-type="float">
            <text:p>10</text:p>
          </table:table-cell>
          <table:table-cell table:formula="of:=SUM([.F1:.F10])" office:value-type="float" office:value="5" calcext:value-type="float">
            <text:p>5</text:p>
          </table:table-cell>
          <table:table-cell table:formula="of:=SUM([.G1:.G10])" office:value-type="float" office:value="5" calcext:value-type="float">
            <text:p>5</text:p>
          </table:table-cell>
          <table:table-cell table:formula="of:=SUM([.H1:.H10])" office:value-type="float" office:value="6" calcext:value-type="float">
            <text:p>6</text:p>
          </table:table-cell>
          <table:table-cell table:formula="of:=SUM([.I1:.I10])" office:value-type="float" office:value="0" calcext:value-type="float">
            <text:p>0</text:p>
          </table:table-cell>
          <table:table-cell table:formula="of:=SUM([.J1:.J10])" office:value-type="float" office:value="0" calcext:value-type="float">
            <text:p>0</text:p>
          </table:table-cell>
          <table:table-cell table:formula="of:=SUM([.K1:.K10])" office:value-type="float" office:value="0" calcext:value-type="float">
            <text:p>0</text:p>
          </table:table-cell>
          <table:table-cell table:formula="of:=SUM([.L1:.L10])" office:value-type="float" office:value="1" calcext:value-type="float">
            <text:p>1</text:p>
          </table:table-cell>
          <table:table-cell table:formula="of:=SUM([.M1:.M10])" office:value-type="float" office:value="2" calcext:value-type="float">
            <text:p>2</text:p>
          </table:table-cell>
          <table:table-cell table:formula="of:=SUM([.N1:.N10])" office:value-type="float" office:value="0" calcext:value-type="float">
            <text:p>0</text:p>
          </table:table-cell>
          <table:table-cell table:formula="of:=SUM([.O1:.O10])" office:value-type="float" office:value="0" calcext:value-type="float">
            <text:p>0</text:p>
          </table:table-cell>
          <table:table-cell table:formula="of:=SUM([.P1:.P10])" office:value-type="float" office:value="10" calcext:value-type="float">
            <text:p>10</text:p>
          </table:table-cell>
          <table:table-cell table:formula="of:=SUM([.Q1:.Q10])" office:value-type="float" office:value="0" calcext:value-type="float">
            <text:p>0</text:p>
          </table:table-cell>
          <table:table-cell table:formula="of:=SUM([.R1:.R10])" office:value-type="float" office:value="0" calcext:value-type="float">
            <text:p>0</text:p>
          </table:table-cell>
          <table:table-cell table:formula="of:=SUM([.S1:.S10])" office:value-type="float" office:value="10" calcext:value-type="float">
            <text:p>10</text:p>
          </table:table-cell>
          <table:table-cell table:formula="of:=SUM([.T1:.T10])" office:value-type="float" office:value="0" calcext:value-type="float">
            <text:p>0</text:p>
          </table:table-cell>
          <table:table-cell table:formula="of:=SUM([.U1:.U10])" office:value-type="float" office:value="2" calcext:value-type="float">
            <text:p>2</text:p>
          </table:table-cell>
          <table:table-cell table:formula="of:=SUM([.V1:.V10])" office:value-type="float" office:value="0" calcext:value-type="float">
            <text:p>0</text:p>
          </table:table-cell>
          <table:table-cell table:formula="of:=SUM([.W1:.W10])" office:value-type="float" office:value="2" calcext:value-type="float">
            <text:p>2</text:p>
          </table:table-cell>
          <table:table-cell table:formula="of:=SUM([.X1:.X10])" office:value-type="float" office:value="10" calcext:value-type="float">
            <text:p>10</text:p>
          </table:table-cell>
          <table:table-cell table:formula="of:=SUM([.Y1:.Y10])" office:value-type="float" office:value="10" calcext:value-type="float">
            <text:p>10</text:p>
          </table:table-cell>
          <table:table-cell table:formula="of:=SUM([.Z1:.Z10])" office:value-type="float" office:value="0" calcext:value-type="float">
            <text:p>0</text:p>
          </table:table-cell>
          <table:table-cell table:formula="of:=SUM([.AA1:.AA10])" office:value-type="float" office:value="9" calcext:value-type="float">
            <text:p>9</text:p>
          </table:table-cell>
          <table:table-cell table:formula="of:=SUM([.AB1:.AB10])" office:value-type="float" office:value="7" calcext:value-type="float">
            <text:p>7</text:p>
          </table:table-cell>
          <table:table-cell table:formula="of:=SUM([.AC1:.AC10])" office:value-type="float" office:value="5" calcext:value-type="float">
            <text:p>5</text:p>
          </table:table-cell>
          <table:table-cell table:formula="of:=SUM([.AD1:.AD10])" office:value-type="float" office:value="10" calcext:value-type="float">
            <text:p>10</text:p>
          </table:table-cell>
          <table:table-cell table:formula="of:=SUM([.AE1:.AE10])" office:value-type="float" office:value="10" calcext:value-type="float">
            <text:p>10</text:p>
          </table:table-cell>
          <table:table-cell table:formula="of:=SUM([.AF1:.AF10])" office:value-type="float" office:value="10" calcext:value-type="float">
            <text:p>10</text:p>
          </table:table-cell>
          <table:table-cell table:formula="of:=SUM([.AG1:.AG10])" office:value-type="float" office:value="0" calcext:value-type="float">
            <text:p>0</text:p>
          </table:table-cell>
          <table:table-cell table:formula="of:=SUM([.AH1:.AH10])" office:value-type="float" office:value="10" calcext:value-type="float">
            <text:p>10</text:p>
          </table:table-cell>
          <table:table-cell table:formula="of:=SUM([.AI1:.AI10])" office:value-type="float" office:value="0" calcext:value-type="float">
            <text:p>0</text:p>
          </table:table-cell>
          <table:table-cell table:formula="of:=SUM([.AJ1:.AJ10])" office:value-type="float" office:value="0" calcext:value-type="float">
            <text:p>0</text:p>
          </table:table-cell>
          <table:table-cell table:formula="of:=SUM([.AK1:.AK10])" office:value-type="float" office:value="2" calcext:value-type="float">
            <text:p>2</text:p>
          </table:table-cell>
          <table:table-cell table:formula="of:=SUM([.AL1:.AL10])" office:value-type="float" office:value="10" calcext:value-type="float">
            <text:p>10</text:p>
          </table:table-cell>
          <table:table-cell table:formula="of:=SUM([.AM1:.AM10])" office:value-type="float" office:value="1" calcext:value-type="float">
            <text:p>1</text:p>
          </table:table-cell>
          <table:table-cell table:formula="of:=SUM([.AN1:.AN10])" office:value-type="float" office:value="10" calcext:value-type="float">
            <text:p>10</text:p>
          </table:table-cell>
          <table:table-cell table:formula="of:=SUM([.AO1:.AO10])" office:value-type="float" office:value="0" calcext:value-type="float">
            <text:p>0</text:p>
          </table:table-cell>
          <table:table-cell table:formula="of:=SUM([.AP1:.AP10])" office:value-type="float" office:value="7" calcext:value-type="float">
            <text:p>7</text:p>
          </table:table-cell>
          <table:table-cell table:formula="of:=SUM([.AQ1:.AQ10])" office:value-type="float" office:value="0" calcext:value-type="float">
            <text:p>0</text:p>
          </table:table-cell>
          <table:table-cell table:formula="of:=SUM([.AR1:.AR10])" office:value-type="float" office:value="8" calcext:value-type="float">
            <text:p>8</text:p>
          </table:table-cell>
          <table:table-cell table:formula="of:=SUM([.AS1:.AS10])" office:value-type="float" office:value="2" calcext:value-type="float">
            <text:p>2</text:p>
          </table:table-cell>
          <table:table-cell table:formula="of:=SUM([.AT1:.AT10])" office:value-type="float" office:value="6" calcext:value-type="float">
            <text:p>6</text:p>
          </table:table-cell>
          <table:table-cell table:formula="of:=SUM([.AU1:.AU10])" office:value-type="float" office:value="10" calcext:value-type="float">
            <text:p>10</text:p>
          </table:table-cell>
          <table:table-cell table:formula="of:=SUM([.AV1:.AV10])" office:value-type="float" office:value="0" calcext:value-type="float">
            <text:p>0</text:p>
          </table:table-cell>
          <table:table-cell table:formula="of:=SUM([.AW1:.AW10])" office:value-type="float" office:value="0" calcext:value-type="float">
            <text:p>0</text:p>
          </table:table-cell>
          <table:table-cell table:formula="of:=SUM([.AX1:.AX10])" office:value-type="float" office:value="1" calcext:value-type="float">
            <text:p>1</text:p>
          </table:table-cell>
          <table:table-cell table:formula="of:=SUM([.AY1:.AY10])" office:value-type="float" office:value="0" calcext:value-type="float">
            <text:p>0</text:p>
          </table:table-cell>
          <table:table-cell table:formula="of:=SUM([.AZ1:.AZ10])" office:value-type="float" office:value="10" calcext:value-type="float">
            <text:p>10</text:p>
          </table:table-cell>
          <table:table-cell table:formula="of:=SUM([.BA1:.BA10])" office:value-type="float" office:value="0" calcext:value-type="float">
            <text:p>0</text:p>
          </table:table-cell>
          <table:table-cell table:formula="of:=SUM([.BB1:.BB10])" office:value-type="float" office:value="9" calcext:value-type="float">
            <text:p>9</text:p>
          </table:table-cell>
          <table:table-cell table:formula="of:=SUM([.BC1:.BC10])" office:value-type="float" office:value="1" calcext:value-type="float">
            <text:p>1</text:p>
          </table:table-cell>
          <table:table-cell table:formula="of:=SUM([.BD1:.BD10])" office:value-type="float" office:value="0" calcext:value-type="float">
            <text:p>0</text:p>
          </table:table-cell>
          <table:table-cell table:formula="of:=SUM([.BE1:.BE10])" office:value-type="float" office:value="2" calcext:value-type="float">
            <text:p>2</text:p>
          </table:table-cell>
          <table:table-cell table:formula="of:=SUM([.BF1:.BF10])" office:value-type="float" office:value="10" calcext:value-type="float">
            <text:p>10</text:p>
          </table:table-cell>
          <table:table-cell table:formula="of:=SUM([.BG1:.BG10])" office:value-type="float" office:value="10" calcext:value-type="float">
            <text:p>10</text:p>
          </table:table-cell>
          <table:table-cell table:formula="of:=SUM([.BH1:.BH10])" office:value-type="float" office:value="0" calcext:value-type="float">
            <text:p>0</text:p>
          </table:table-cell>
          <table:table-cell table:formula="of:=SUM([.BI1:.BI10])" office:value-type="float" office:value="1" calcext:value-type="float">
            <text:p>1</text:p>
          </table:table-cell>
          <table:table-cell table:formula="of:=SUM([.BJ1:.BJ10])" office:value-type="float" office:value="7" calcext:value-type="float">
            <text:p>7</text:p>
          </table:table-cell>
          <table:table-cell table:formula="of:=SUM([.BK1:.BK10])" office:value-type="float" office:value="10" calcext:value-type="float">
            <text:p>10</text:p>
          </table:table-cell>
          <table:table-cell table:formula="of:=SUM([.BL1:.BL10])" office:value-type="float" office:value="0" calcext:value-type="float">
            <text:p>0</text:p>
          </table:table-cell>
          <table:table-cell table:formula="of:=SUM([.BM1:.BM10])" office:value-type="float" office:value="0" calcext:value-type="float">
            <text:p>0</text:p>
          </table:table-cell>
          <table:table-cell table:formula="of:=SUM([.BN1:.BN10])" office:value-type="float" office:value="0" calcext:value-type="float">
            <text:p>0</text:p>
          </table:table-cell>
          <table:table-cell table:formula="of:=SUM([.BO1:.BO10])" office:value-type="float" office:value="0" calcext:value-type="float">
            <text:p>0</text:p>
          </table:table-cell>
          <table:table-cell table:formula="of:=SUM([.BP1:.BP10])" office:value-type="float" office:value="0" calcext:value-type="float">
            <text:p>0</text:p>
          </table:table-cell>
          <table:table-cell table:formula="of:=SUM([.BQ1:.BQ10])" office:value-type="float" office:value="0" calcext:value-type="float">
            <text:p>0</text:p>
          </table:table-cell>
          <table:table-cell table:formula="of:=SUM([.BR1:.BR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3"/>
          <table:table-cell table:number-columns-repeated="3" office:value-type="string" calcext:value-type="string">
            <text:p>***</text:p>
          </table:table-cell>
          <table:table-cell table:number-columns-repeated="2"/>
          <table:table-cell table:number-columns-repeated="7"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/>
          <table:table-cell table:number-columns-repeated="3" office:value-type="string" calcext:value-type="string">
            <text:p>***</text:p>
          </table:table-cell>
          <table:table-cell table:number-columns-repeated="3"/>
          <table:table-cell table:number-columns-repeated="7"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/>
          <table:table-cell table:number-columns-repeated="2"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3"/>
          <table:table-cell table:number-columns-repeated="3" office:value-type="string" calcext:value-type="string">
            <text:p>***</text:p>
          </table:table-cell>
          <table:table-cell/>
          <table:table-cell table:number-columns-repeated="3" office:value-type="string" calcext:value-type="string">
            <text:p>***</text:p>
          </table:table-cell>
          <table:table-cell table:number-columns-repeated="2"/>
          <table:table-cell office:value-type="string" calcext:value-type="string">
            <text:p>***</text:p>
          </table:table-cell>
          <table:table-cell/>
          <table:table-cell table:number-columns-repeated="3" office:value-type="string" calcext:value-type="string">
            <text:p>***</text:p>
          </table:table-cell>
          <table:table-cell table:number-columns-repeated="2"/>
          <table:table-cell table:number-columns-repeated="2" office:value-type="string" calcext:value-type="string">
            <text:p>***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7:51:21.583292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7:59:54.76242927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title svg:x="6.4cm" svg:y="0.316cm" chart:style-name="ch2">
          <text:p>Free objectives</text:p>
        </chart:title>
        <chart:subtitle svg:x="6.136cm" svg:y="1.301cm" chart:style-name="ch3">
          <text:p>Train against Axelrod</text:p>
        </chart:subtitle>
        <chart:plot-area chart:style-name="ch4" table:cell-range-address="Sheet1.BT1:Sheet1.BU60" svg:x="0.32cm" svg:y="2.19cm" svg:width="15.37cm" svg:height="6.637cm">
          <chartooo:coordinate-region svg:x="1.603cm" svg:y="2.389cm" svg:width="13.57cm" svg:height="5.7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U1:Sheet1.BU60" chart:class="chart:scatter">
            <chart:domain table:cell-range-address="Sheet1.BT1:Sheet1.BT60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117417439692">
                <text:p>3.00117417439692</text:p>
                <draw:g>
                  <svg:desc>Sheet1.BT1:Sheet1.BT60</svg:desc>
                </draw:g>
              </table:table-cell>
              <table:table-cell office:value-type="float" office:value="5.98386206245491">
                <text:p>5.98386206245491</text:p>
                <draw:g>
                  <svg:desc>Sheet1.BU1:Sheet1.BU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117417439692">
                <text:p>3.00117417439692</text:p>
              </table:table-cell>
              <table:table-cell office:value-type="float" office:value="5.98386206245491">
                <text:p>5.98386206245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0116743126312">
                <text:p>3.00116743126312</text:p>
              </table:table-cell>
              <table:table-cell office:value-type="float" office:value="5.98388229185632">
                <text:p>5.98388229185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116743126312">
                <text:p>3.00116743126312</text:p>
              </table:table-cell>
              <table:table-cell office:value-type="float" office:value="5.98388229185632">
                <text:p>5.98388229185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0115733154715">
                <text:p>3.00115733154715</text:p>
              </table:table-cell>
              <table:table-cell office:value-type="float" office:value="5.98391259100421">
                <text:p>5.98391259100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115733154715">
                <text:p>3.00115733154715</text:p>
              </table:table-cell>
              <table:table-cell office:value-type="float" office:value="5.98391259100421">
                <text:p>5.98391259100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112709233823">
                <text:p>3.00112709233823</text:p>
              </table:table-cell>
              <table:table-cell office:value-type="float" office:value="5.98400330863099">
                <text:p>5.98400330863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0112709233823">
                <text:p>3.00112709233823</text:p>
              </table:table-cell>
              <table:table-cell office:value-type="float" office:value="5.98400330863099">
                <text:p>5.98400330863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110914061757">
                <text:p>3.00110914061757</text:p>
              </table:table-cell>
              <table:table-cell office:value-type="float" office:value="5.98405716379297">
                <text:p>5.98405716379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0110914061757">
                <text:p>3.00110914061757</text:p>
              </table:table-cell>
              <table:table-cell office:value-type="float" office:value="5.98405716379297">
                <text:p>5.98405716379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0109043965982">
                <text:p>3.00109043965982</text:p>
              </table:table-cell>
              <table:table-cell office:value-type="float" office:value="5.98411326666622">
                <text:p>5.98411326666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0109043965982">
                <text:p>3.00109043965982</text:p>
              </table:table-cell>
              <table:table-cell office:value-type="float" office:value="5.98411326666622">
                <text:p>5.98411326666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0107478060465">
                <text:p>3.00107478060465</text:p>
              </table:table-cell>
              <table:table-cell office:value-type="float" office:value="5.98415012913101">
                <text:p>5.98415012913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0107478060465">
                <text:p>3.00107478060465</text:p>
              </table:table-cell>
              <table:table-cell office:value-type="float" office:value="5.98415012913101">
                <text:p>5.98415012913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0106578975958">
                <text:p>3.00106578975958</text:p>
              </table:table-cell>
              <table:table-cell office:value-type="float" office:value="5.98416685210285">
                <text:p>5.98416685210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0105783286169">
                <text:p>3.00105783286169</text:p>
              </table:table-cell>
              <table:table-cell office:value-type="float" office:value="5.9842110870606">
                <text:p>5.9842110870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0105783286169">
                <text:p>3.00105783286169</text:p>
              </table:table-cell>
              <table:table-cell office:value-type="float" office:value="5.9842110870606">
                <text:p>5.9842110870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0104710378657">
                <text:p>3.00104710378657</text:p>
              </table:table-cell>
              <table:table-cell office:value-type="float" office:value="5.98423698069441">
                <text:p>5.98423698069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0104710378657">
                <text:p>3.00104710378657</text:p>
              </table:table-cell>
              <table:table-cell office:value-type="float" office:value="5.98423698069441">
                <text:p>5.98423698069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0104036065277">
                <text:p>3.00104036065277</text:p>
              </table:table-cell>
              <table:table-cell office:value-type="float" office:value="5.98425721009582">
                <text:p>5.98425721009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0103214901427">
                <text:p>3.00103214901427</text:p>
              </table:table-cell>
              <table:table-cell office:value-type="float" office:value="5.98428795878597">
                <text:p>5.98428795878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0102097039689">
                <text:p>3.00102097039689</text:p>
              </table:table-cell>
              <table:table-cell office:value-type="float" office:value="5.98432149463809">
                <text:p>5.98432149463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0100592571614">
                <text:p>3.00100592571614</text:p>
              </table:table-cell>
              <table:table-cell office:value-type="float" office:value="5.98436222316626">
                <text:p>5.98436222316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0100592571614">
                <text:p>3.00100592571614</text:p>
              </table:table-cell>
              <table:table-cell office:value-type="float" office:value="5.98436222316626">
                <text:p>5.98436222316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0099378807529">
                <text:p>3.00099378807529</text:p>
              </table:table-cell>
              <table:table-cell office:value-type="float" office:value="5.98440259206063">
                <text:p>5.98440259206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0099378807529">
                <text:p>3.00099378807529</text:p>
              </table:table-cell>
              <table:table-cell office:value-type="float" office:value="5.98440259206063">
                <text:p>5.98440259206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0096480758468">
                <text:p>3.00096480758468</text:p>
              </table:table-cell>
              <table:table-cell office:value-type="float" office:value="5.98448998307473">
                <text:p>5.98448998307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0096480758468">
                <text:p>3.00096480758468</text:p>
              </table:table-cell>
              <table:table-cell office:value-type="float" office:value="5.98448998307473">
                <text:p>5.98448998307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0095806445087">
                <text:p>3.00095806445087</text:p>
              </table:table-cell>
              <table:table-cell office:value-type="float" office:value="5.98451021247615">
                <text:p>5.98451021247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0095806445087">
                <text:p>3.00095806445087</text:p>
              </table:table-cell>
              <table:table-cell office:value-type="float" office:value="5.98451021247615">
                <text:p>5.98451021247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0093919866096">
                <text:p>3.00093919866096</text:p>
              </table:table-cell>
              <table:table-cell office:value-type="float" office:value="5.98453295931418">
                <text:p>5.98453295931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0093591700251">
                <text:p>3.00093591700251</text:p>
              </table:table-cell>
              <table:table-cell office:value-type="float" office:value="5.98457144013109">
                <text:p>5.98457144013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0093591700251">
                <text:p>3.00093591700251</text:p>
              </table:table-cell>
              <table:table-cell office:value-type="float" office:value="5.98457144013109">
                <text:p>5.98457144013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0091484845556">
                <text:p>3.00091484845556</text:p>
              </table:table-cell>
              <table:table-cell office:value-type="float" office:value="5.98463419622969">
                <text:p>5.98463419622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0091484845556">
                <text:p>3.00091484845556</text:p>
              </table:table-cell>
              <table:table-cell office:value-type="float" office:value="5.98463419622969">
                <text:p>5.98463419622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90369980767">
                <text:p>3.00090369980767</text:p>
              </table:table-cell>
              <table:table-cell office:value-type="float" office:value="5.98466809171561">
                <text:p>5.98466809171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0090369980767">
                <text:p>3.00090369980767</text:p>
              </table:table-cell>
              <table:table-cell office:value-type="float" office:value="5.98466809171561">
                <text:p>5.98466809171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0089692670438">
                <text:p>3.00089692670438</text:p>
              </table:table-cell>
              <table:table-cell office:value-type="float" office:value="5.98468841102547">
                <text:p>5.98468841102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089692670438">
                <text:p>3.00089692670438</text:p>
              </table:table-cell>
              <table:table-cell office:value-type="float" office:value="5.98468841102547">
                <text:p>5.98468841102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0088790588983">
                <text:p>3.00088790588983</text:p>
              </table:table-cell>
              <table:table-cell office:value-type="float" office:value="5.98471547346914">
                <text:p>5.98471547346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0088790588983">
                <text:p>3.00088790588983</text:p>
              </table:table-cell>
              <table:table-cell office:value-type="float" office:value="5.98471547346914">
                <text:p>5.98471547346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0088116275602">
                <text:p>3.00088116275602</text:p>
              </table:table-cell>
              <table:table-cell office:value-type="float" office:value="5.98473570287055">
                <text:p>5.98473570287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0088116275602">
                <text:p>3.00088116275602</text:p>
              </table:table-cell>
              <table:table-cell office:value-type="float" office:value="5.98473570287055">
                <text:p>5.98473570287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0087109300954">
                <text:p>3.00087109300954</text:p>
              </table:table-cell>
              <table:table-cell office:value-type="float" office:value="5.98477130661704">
                <text:p>5.9847713066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0085982448372">
                <text:p>3.00085982448372</text:p>
              </table:table-cell>
              <table:table-cell office:value-type="float" office:value="5.98480511219451">
                <text:p>5.98480511219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0085982448372">
                <text:p>3.00085982448372</text:p>
              </table:table-cell>
              <table:table-cell office:value-type="float" office:value="5.98480511219451">
                <text:p>5.98480511219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0083863605883">
                <text:p>3.00083863605883</text:p>
              </table:table-cell>
              <table:table-cell office:value-type="float" office:value="5.98486867746917">
                <text:p>5.98486867746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0083863605883">
                <text:p>3.00083863605883</text:p>
              </table:table-cell>
              <table:table-cell office:value-type="float" office:value="5.98486867746917">
                <text:p>5.98486867746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0082482012691">
                <text:p>3.00082482012691</text:p>
              </table:table-cell>
              <table:table-cell office:value-type="float" office:value="5.98490248304664">
                <text:p>5.98490248304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0082482012691">
                <text:p>3.00082482012691</text:p>
              </table:table-cell>
              <table:table-cell office:value-type="float" office:value="5.98490248304664">
                <text:p>5.98490248304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0081798708465">
                <text:p>3.00081798708465</text:p>
              </table:table-cell>
              <table:table-cell office:value-type="float" office:value="5.98493062439171">
                <text:p>5.98493062439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0080899623958">
                <text:p>3.00080899623958</text:p>
              </table:table-cell>
              <table:table-cell office:value-type="float" office:value="5.98494752718045">
                <text:p>5.98494752718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0079937603535">
                <text:p>3.00079937603535</text:p>
              </table:table-cell>
              <table:table-cell office:value-type="float" office:value="5.98498645753961">
                <text:p>5.984986457539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0079937603535">
                <text:p>3.00079937603535</text:p>
              </table:table-cell>
              <table:table-cell office:value-type="float" office:value="5.98498645753961">
                <text:p>5.984986457539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0079062494615">
                <text:p>3.00079062494615</text:p>
              </table:table-cell>
              <table:table-cell office:value-type="float" office:value="5.98501271080722">
                <text:p>5.98501271080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0079062494615">
                <text:p>3.00079062494615</text:p>
              </table:table-cell>
              <table:table-cell office:value-type="float" office:value="5.98501271080722">
                <text:p>5.98501271080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0077761819028">
                <text:p>3.00077761819028</text:p>
              </table:table-cell>
              <table:table-cell office:value-type="float" office:value="5.98505173107483">
                <text:p>5.98505173107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996920335868">
                <text:p>2.9996920335868</text:p>
              </table:table-cell>
              <table:table-cell office:value-type="float" office:value="5.98505514759596">
                <text:p>5.98505514759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9968532042248">
                <text:p>2.99968532042248</text:p>
              </table:table-cell>
              <table:table-cell office:value-type="float" office:value="5.98507528708892">
                <text:p>5.98507528708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9968532042248">
                <text:p>2.99968532042248</text:p>
              </table:table-cell>
              <table:table-cell office:value-type="float" office:value="5.98507528708892">
                <text:p>5.98507528708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